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76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IsabelleAuthie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Isabe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uth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itzDuboi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itz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viceHughe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vic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SomerLapris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Som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pris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rescentMoïs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oïs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ochRhéaum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héaum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ValérieCourtoi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Valér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ourt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naïsAngélil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naï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ngéli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SatordiSarrazi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Satordi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arraz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SearlaitMarceau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Searlai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arc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anielleGuimond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anie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uimon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arolineLouineaux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ouinea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ÉliseGougeo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Élis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ouge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maranteDes Meaux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maran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s Mea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eneyFortie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ene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Fort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alateeGougeo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alate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ouge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lementineRenaud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lement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enau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JeanSicard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icar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rcRocheleau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ochel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héodoreLaforg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héodo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forg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ayeGiroux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ay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iro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YvesGaillou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Yve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illo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yhewCours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yhew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a RouxGauthie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a Roux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uth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raneVarieu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Ora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Varieu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oniqueHétu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oniqu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Hét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elicienneDebloi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elicien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bl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homasDebloi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bl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apinMireaul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api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ireaul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rchardDouce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rchar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ouce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hilipDoiro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oir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edoroGaudreau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edoro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udr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ortunBordeleau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ortu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ordel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iméeMigneaul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imé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igneaul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JoannaDuranseau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rans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VerneyLabrecqu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Verne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brecqu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ucDeschêne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uc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schêne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illesLandry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ille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ndr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albotMori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albo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or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ernadetteLacroix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ernad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croi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deleineLoui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dele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arolineChatigny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atign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gatheChaussé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gath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aussé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ventBeaudoui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ven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eaudou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illardLaforg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illar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forg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rienneAusti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rien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enevièveDuclo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enevièv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clo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ubreyBrisett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ubre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risett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enevièveGregoir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enevièv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regoi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rigitteAyo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rigi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yo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JosepheDufresn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Joseph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fresn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urtisRhéaum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urti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héaum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ooreLacomb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comb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NouelDastou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Noue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astou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amianeJodoi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amia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Jodo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KarelFlamand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Kare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Flaman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aisonTrépanie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aiso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Trépan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élineRancour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él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ancour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mélieGiguèr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mél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iguè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elusinaDuffe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elusin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ffe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rthurGauli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ul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anielTurgeo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Turge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éonCinq-Mar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éo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inq-Mar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emiTremblay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emi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Trembla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IsaacMarceau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arc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ristianFauber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Fauber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IsaacDupui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yleLalond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y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lond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aisonAude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aiso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ude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SaberBaril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Sab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ari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ÉléonoreGoudreau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Éléono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oudr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oyalGarcia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oya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YvettePaule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Yv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aule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JavierBonami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onami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angerBine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ang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ine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yaTurgeo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y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Turge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ryorde Brisay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ryo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 Brisa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aetanAubi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aeta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ub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illCharpi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il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arpi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authierBouche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authi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ouch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ubineBélai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ub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élai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héodoreFréchett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héodo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Fréchett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ascalineCloutie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ascal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lout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rierBoileau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ri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oil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tildaGuay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tild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ua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XavierRiel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ie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ichelCorbi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orb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ÉlisabethBériaul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Élisabeth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ériaul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zuraLamoureux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zur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moure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rédériqueBegi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rédériqu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abrielCharett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arett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ristanMarcoux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rista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arco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rmandGuilmett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rman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uilmett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frodilleMigneaul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frodi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igneaul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ouiseBellemar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ellema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erciGiguèr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iguè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JulesPerreaul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Jule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erreaul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rchaimbauMathieu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rchaimbau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athie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ayetteDubé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ay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b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elitBourgeoi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eli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ourge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edoroSanschagri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edoro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anschagr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aroleLampro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aro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mpr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alandreRaymond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aland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lothildeRiel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lothild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ie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mabellaMigneaul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mabell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igneaul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elmareCotuand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elma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otuan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andlerMoïs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andl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oïs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rédériqueFouque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rédériqu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Fouque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elleGosseli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e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ossel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aymondMercie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erc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enéBlanc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ené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omforteHenricho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omfor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Henrich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ogistillaCharpi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ogistill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arpi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arineDavid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ar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héodoreCharlesboi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héodo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arlesb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XavierreDavid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Xavier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délaïdeBienvenu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délaïd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ienvenu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uleVien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Vien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arlotteÉmond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Émon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arryEcheverri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Echeverri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illardLagueux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illar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gue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régoireLanglai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régoi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ngla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ÉmileGuédry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Émi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uédr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ÉmileLarocqu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Émi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rocqu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erciPeti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lfredLaGrand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Grand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WyattPinneau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inn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VictoireCharpi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Victoi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arpi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ichelGarnie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rn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irienneHoud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irien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Houd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ustaveCroquetaign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ustav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roquetaign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oralieLessard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oral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essar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ZacharieGrivoi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Zachar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riv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livieRoussel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Oliv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YvesPiedalu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Yve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iedalu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litaLereau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lit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er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ZacharieBarriento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Zachar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arriento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alateePatenaud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alate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atenaud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EvrardArcoue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Evrar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rcoue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VardenPaule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Varde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aule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NorrisCy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Norri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y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nonMajory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no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ajor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VoletaProvenche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Volet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rovench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ViolletteChartie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Violl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art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gricanHuo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grica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Huo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lovisDandonneau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lovi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andonn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ealDuffe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ea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ffe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organaGadboi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organ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db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inabelDuLi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inabe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L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NoëlCamu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Noë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amu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anguyAdle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angu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dl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rgueriteMetivie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rgueri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etiv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lgernonLebru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lgerno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ebru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HonoréHuard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Honoré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Huar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NannaHoul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Nann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Houl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arlotteBazi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az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avorCarrièr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avo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arriè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ouxQuerry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oux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Querr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avorHéber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avo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Héber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JosetteDupuy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Jos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pu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usbertaBeauchamp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usbert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eauchamp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érardCailo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érar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ailo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apinLabossièr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api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bossiè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urnellCharro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urnel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arr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oyaleChartré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oya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artr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SabineBordeaux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Sab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urnerMorel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urn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ore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moretteMigneaul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mor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igneaul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IsabelleDeni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Isabe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rigliadorDastou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rigliado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astou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JulietteRancour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Juli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ancour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ochGougeo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ouge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otyeGrondi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oty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rond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royPeti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IsaacMartineau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artin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HarcourtFongemi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Harcour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Fongemi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NoelleLauzie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Noe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uz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rosvenorDaigneaul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rosveno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aigneaul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ammileGiguèr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ammi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iguè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miteeMartel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mite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arte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atherineGamach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mach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NouelGosseli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Noue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ossel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rthurDagenai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agena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anielCoupar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oupar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angerBernard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ang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VincentDouffe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ouffe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leurLétourneau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leu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étourn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zuraLampro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zur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mpr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rinetteLandry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rin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ndr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urivilleAuge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urivi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ug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énélopeDu Trieux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énélop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 Trie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XavierGabriaux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bria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illyHuppé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ill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Hupp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EugèneGalarneau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Eugè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larn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ubretteJacque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ubr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SidneyDupuy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Sidne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pu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oslynTremblay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osly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Trembla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lattLeblanc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lat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EleanorDebloi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Eleano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bl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ristelleMetivie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riste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etiv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exterBienvenu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ext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ienvenu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lariceBabi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laric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ab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rmazdAubi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Ormaz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ub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auletteCartie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aul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art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lexandrinDuhamel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lexandri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hame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SenapusRossignol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Senapu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ossigno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illArnoux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il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rno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ercyJosseaum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erc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Josseaum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idianeCroteau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idia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rot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ertrandFecteau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ertran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Fect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ortunBériaul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ortu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ériaul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rescentAlexandr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lainCoupar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oupar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nfroiFaur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Onfroi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Fau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inabelGiroux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inabe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iro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SaberMoïs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Sab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oïs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ValérieDastou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Valér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astou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JosephClémen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ZoéBrunell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Zoé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runell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avetClich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ave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lich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empesteDeserre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empes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serre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lainLacharité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charit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élineLevasseu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él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evasseu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illPetri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il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etri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lariceLanoi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laric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noi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JoséphineTalo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Joséph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gnoliaDubé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gnoli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b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arlesBouchard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ouchar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albotMargand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albo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argan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ventGaillard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ven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illar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anchonÉtoil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ancho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Étoil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rgauxAvar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rgaux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va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VictorineLamoth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Victor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moth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VivienneBle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Vivien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l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arlotteAngélil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ngéli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laireAusti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enisDroui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rou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ranvillePouli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ranvi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oul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naïsDebloi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naï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bl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elicienCoulomb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elicie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oulomb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eriseDavid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eris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gricanBlondlo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grica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londlo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rnouChaloux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rnou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alo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ÉléonorePelcha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Éléono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elcha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onatBeaulieu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ona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eaulie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ourtlandTherrie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ourtlan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Therrie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ElitaLemieux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Elit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emie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ristanAude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rista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ude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HuguesAucoi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Hugue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uco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SatordiSauvé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Satordi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auv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uerinLacass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ueri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cass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hillipaBoulé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hillip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oul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NathalieDandonneau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Nathal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andonn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rthurBolduc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olduc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rancisMarleau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arl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EleanorLespéranc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Eleano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espéranc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ouxFauber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oux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Fauber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EsmeraudeLoui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Esmeraud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osetteHervieux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os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Hervie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londelleRobitaill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londe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obitaill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JeanetteBriard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Jean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riar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livieDeni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Oliv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ScovilleNoël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Scovi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Noë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aureneDupon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aure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HarcourtRober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Harcour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rewittBourgeoi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rewit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ourge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HollySevie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ev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aunaBellemar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ellema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rthurGarnie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rn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rleneGuay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Orle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ua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NadineVaillancour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Nad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Vaillancour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ZerbinoLajeuness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Zerbino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jeuness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IgnaceMiro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Ignac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ir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sonBegi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ernadetteSaindo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ernad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aind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enseeGouss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ense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ouss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erCartie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art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alateeDoiro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alate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oir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ubySevie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ev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SabineCormie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Sab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orm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iacreMarie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iac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ar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atimerLaberg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atim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berg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angleyMoue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angle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oue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apucineBonnevill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apuc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onnevill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aulVadnai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Vadna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oyceParé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oyc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ar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ugusteGrenie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ugus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ren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ortunMousseau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ortu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ouss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NormandClich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Norman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lich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eorgesAllai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eorge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lla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VignetteCharleboi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Vign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arleb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elodieLoiseau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elod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ois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avetLemeli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ave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emel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HortenseMorel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Hortens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ore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héodoreBilodeau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héodo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ilod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oycePariseau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oyc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aris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nfroiDeni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Onfroi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deleineCressac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dele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ressac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mélieBrasseu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mél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rasseu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emiCoulomb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emi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oulomb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eppinLagueux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eppi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gue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lgernonCourtoi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lgerno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ourt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illyBerge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ill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erg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nnotPomerleau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nno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omerl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EmmanuelThériaul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Emmanue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Thériaul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onstanceVacho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onstanc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Vach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deleneMainvill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dele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ainvill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lorusGauthie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loru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uth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HedvigeMartel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Hedvig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arte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SébastienLebel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Sébastie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ebe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JeanneL'Angelie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Jean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'Angel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leurHéber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leu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Héber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enoîtCorbi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enoî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orb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achelleLabross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ache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bross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avidFontain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Fontain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urélieBarjavel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urél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arjave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uréliePlaisanc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urél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laisanc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QuennelBergero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Quenne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erger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urnellBrousseau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urnel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rouss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ogerDebloi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bl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rminaAuthie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rmin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uth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ristanSaloi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rista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al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ianeHoul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Houl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EdmeeChouinard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Edme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ouinar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laudeDeschêne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laud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schêne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ubyFugèr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Fugè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elfordFerland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elfor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Ferlan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JolieSylvai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Jol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ylva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lgernonLaramé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lgerno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ramé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riceVadnai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ric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Vadna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ranckPaque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ranck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aque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riePatry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atr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eoffreyPlaisanc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eoffre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laisanc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riceDuval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ric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va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antalBienvenu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anta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ienvenu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pheliaPrimeau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Opheli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rim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urnellGouss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urnel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ouss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ianeBoulé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oul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mauryLaberg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maur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berg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laireBatard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atar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nvilleSaurel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nvi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aure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enéeHervé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ené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Herv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ristelleDaous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riste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aous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YvetteVoisin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Yv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Voisin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alliaCharrett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alli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arrett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ierretteCroquetaign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ierr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roquetaign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nnetteChalifou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nn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alifou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VivienneChartie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Vivien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art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riettePitr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ri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it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armaineLussie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arma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uss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elphineGou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elph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ou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onstanceLaGrand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onstanc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Grand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oreneAllai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ore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lla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NatalieGuerno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Natal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uern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WarraneCouturie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Warra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outur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onatienLabross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onatie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bross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ubertMoïs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uber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oïs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ngeletteBussièr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ngel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ussiè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écileBériaul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éci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ériaul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erlinPariseau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erli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aris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HuguesNadeau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Hugue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Nad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régoireGaillard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régoi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illar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HarbinDaous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Harbi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aous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ÉlodieDeslaurier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Élod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slaurier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arfaitVernadeau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arfai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Vernad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HortenseBériaul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Hortens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ériaul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ndelLaCaill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nde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Caill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NannaHuppé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Nann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Hupp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eneyBoncoeu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ene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oncoeu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JeanetteBine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Jean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ine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ichelLabbé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bb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NormandHenricho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Norman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Henrich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elitThéberg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eli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Théberg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mélieBeaulieu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mél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eaulie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écileBazi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éci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az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ogerBordeaux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JeanetteArcoue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Jean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rcoue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rigliadorSarrazi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rigliado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arraz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livieBérard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Oliv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érar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rédéricHervé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rédéric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Herv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eppinDesruisseaux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eppi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sruissea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earlachBria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earlach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aymondMarcoux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arco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mabellaMarcheterr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mabell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archeter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SomerVadeboncoeu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Som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Vadeboncoeu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arnellaGodi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arnell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od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leronCorbi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lero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orb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illMousseau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il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ouss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arlotLacharité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arlo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charit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elmarDuhamel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elma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hame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ValiantVadeboncoeu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Vadeboncoeu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InèsGaillou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Inè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illo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arlandRivièr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arlan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ncelinaGouss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ncelin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ouss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authierAsseli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authi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ssel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HuonCorbeil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Huo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orbei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lympiaSicard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Olympi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icar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ubertChaloux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uber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alo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ubreyVaillancour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ubre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Vaillancour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rewittBoulange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rewit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oulang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nneBordeaux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eoneLang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llyrianeBreto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llyria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ret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aunaTremblay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Trembla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aisiLafond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aisi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fon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eppinLaframbois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eppi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frambois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ignonetteSarrazi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ignon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arraz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erragusDesilet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erragu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silet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ooreBriard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riar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maranteDoyo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maran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oy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runoGameli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mel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ermaineLeroy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erma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ero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angerDebloi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ang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bl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deleineVoisin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dele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Voisin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NinetteD'Aubigné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Nin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'Aubign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gramantSoucy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graman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ouc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ealtyRoye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ealt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oy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osetteJosseaum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os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Josseaum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ndréPariseau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aris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ugusteMarceau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ugus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arc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HenriDemer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mer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deleineDumon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dele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mon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oussaintDaous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oussain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aous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ixieVaillancour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ix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Vaillancour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ntonGabriaux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bria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rtineLabossièr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rt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bossiè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alerinaBlai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alerin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la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eoffreyLemaîtr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eoffre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emaît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EtoileLemeli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Etoi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emel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rédéricSacré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rédéric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acr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KarelTurgeo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Kare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Turge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ayetteD'Avi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ay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'Av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VailLevasseu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Vai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evasseu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urnellSégui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urnel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égu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runoBazi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az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empesteSavoi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empes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avoi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rtheMetivie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rth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etiv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eneyGadboi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ene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db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NoelleVerreau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Noe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Verr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rphisaPaque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rphis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aque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ethenaLabossièr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ethen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bossiè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aurePinneau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inn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hilipBarriento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arriento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atrickLapress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press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aetaneDesilet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aeta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silet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VirginiePaimboeuf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Virgin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aimboeuf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EdmeeJolicoeu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Edme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Jolicoeu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leuretteLaforg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leur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forg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ermaineFontain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erma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Fontain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JayMothé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Ja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oth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VadenMonrency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Vade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onrenc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ourtlandLafond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ourtlan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fon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udaDesjardin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sjardin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oyalDeserre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oya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serre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SlainieLabri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Slain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bri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oletteBriard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ol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riar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JosephVallé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Vallé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londellePaqui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londe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aqu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EliotDastou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Elio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astou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KarelBenoi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Kare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aisiBrisett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aisi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risett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emiDupui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emi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tthieuChartie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tthieu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art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IlaFortie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Il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Fort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HortenseLabross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Hortens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bross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anceSaucie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auc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ethenaSanschagri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ethen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anschagr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EugeniaJacque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Eugeni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ScovilleDufou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Scovi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fou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'ArcyBarrett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'Arc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arrett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IsaacBeaulé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eaul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inderellaAdle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inderell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dl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SomervilleDoyo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Somervi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oy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héophileCaya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aya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HarcourtBeaujoli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Harcour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eaujoli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ristopheBisaillo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ristoph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isaill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ichèleAuberjonoi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ichè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uberjon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yhewArchambaul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yhew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rchambaul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éonBlai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éo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la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riceBélai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ric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élai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omforteVeilleux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omfor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Veille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angerSevie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ang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ev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arryBernie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ern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IgnaceBrunell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Ignac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runell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gateLachapell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ga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chapell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lbraccaCourcell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lbracc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ourcell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atriciaSiroi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ir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SibylaAllard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Sibyl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llar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yleL'Hive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y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'Hiv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omainTrucho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omai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Truch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oreneRuais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ore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ua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ealaMeunie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eal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eun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aigeRené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aig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en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laireLamber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mber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ascalde Launay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 Launa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gnèsGuilmette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gnè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uilmett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ochRochon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och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livieParmentier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Oliv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arment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runellaCoupart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runell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oupar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JewelGrimard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Jewe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rimard</text:p>
          </table:table-cell>
          <table:table-cell office:value-type="string" calcext:value-type="string">
            <text:p>"; 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6T12:20:45.105480855</meta:creation-date>
    <dc:date>2021-11-26T12:59:53.115377616</dc:date>
    <meta:editing-duration>PT28M57S</meta:editing-duration>
    <meta:editing-cycles>3</meta:editing-cycles>
    <meta:generator>LibreOffice/6.4.7.2$Linux_X86_64 LibreOffice_project/40$Build-2</meta:generator>
    <meta:document-statistic meta:table-count="1" meta:cell-count="3500" meta:object-count="0"/>
  </office:meta>
</office:document-meta>
</file>